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Loader.loadProperties( String name , ClassLoader loade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PropertyLoader.loadProperties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oader.Property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